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font-weight="bold" style:font-weight-asian="bold" style:font-weight-complex="bold" fo:language="de" fo:country="DE"/>
    </style:style>
    <style:style style:name="T3" style:parent-style-name="Absatz-Standardschriftart" style:family="text">
      <style:text-properties fo:language="de" fo:country="DE"/>
    </style:style>
    <style:style style:name="T4" style:parent-style-name="Absatz-Standardschriftart" style:family="text">
      <style:text-properties fo:font-weight="bold" style:font-weight-asian="bold" style:font-weight-complex="bold" fo:language="de" fo:country="DE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language="de" fo:country="DE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language="de" fo:country="DE"/>
    </style:style>
    <style:style style:name="T10" style:parent-style-name="Absatz-Standardschriftart" style:family="text">
      <style:text-properties fo:font-weight="bold" style:font-weight-asian="bold" style:font-weight-complex="bold" fo:language="de" fo:country="DE"/>
    </style:style>
    <style:style style:name="T11" style:parent-style-name="Absatz-Standardschriftart" style:family="text">
      <style:text-properties fo:language="de" fo:country="DE"/>
    </style:style>
    <style:style style:name="T12" style:parent-style-name="Absatz-Standardschriftart" style:family="text">
      <style:text-properties style:text-underline-type="single" style:text-underline-style="solid" style:text-underline-width="auto" style:text-underline-mode="continuous" fo:language="de" fo:country="DE"/>
    </style:style>
    <style:style style:name="T13" style:parent-style-name="Absatz-Standardschriftart" style:family="text">
      <style:text-properties fo:language="de" fo:country="DE"/>
    </style:style>
    <style:style style:name="T14" style:parent-style-name="Absatz-Standardschriftart" style:family="text">
      <style:text-properties fo:language="de" fo:country="DE"/>
    </style:style>
    <style:style style:name="T15" style:parent-style-name="Absatz-Standardschriftart" style:family="text">
      <style:text-properties fo:font-weight="bold" style:font-weight-asian="bold" style:font-weight-complex="bold" fo:language="de" fo:country="DE"/>
    </style:style>
    <style:style style:name="T16" style:parent-style-name="Absatz-Standardschriftart" style:family="text">
      <style:text-properties fo:language="de" fo:country="DE"/>
    </style:style>
    <style:style style:name="T17" style:parent-style-name="Absatz-Standardschriftart" style:family="text">
      <style:text-properties style:text-underline-type="single" style:text-underline-style="solid" style:text-underline-width="auto" style:text-underline-mode="continuous" fo:language="de" fo:country="DE"/>
    </style:style>
    <style:style style:name="T18" style:parent-style-name="Absatz-Standardschriftart" style:family="text">
      <style:text-properties style:text-underline-type="single" style:text-underline-style="solid" style:text-underline-width="auto" style:text-underline-mode="continuous" fo:language="de" fo:country="DE"/>
    </style:style>
    <style:style style:name="T19" style:parent-style-name="Absatz-Standardschriftart" style:family="text">
      <style:text-properties fo:language="de" fo:country="DE"/>
    </style:style>
    <style:style style:name="T20" style:parent-style-name="Absatz-Standardschriftart" style:family="text">
      <style:text-properties style:font-name="Segoe UI Emoji" style:font-name-asian="Segoe UI Emoji" style:font-name-complex="Segoe UI Emoji" fo:language="de" fo:country="DE"/>
    </style:style>
    <style:style style:name="T21" style:parent-style-name="Absatz-Standardschriftart" style:family="text">
      <style:text-properties fo:color="#FFFFFF" fo:language="de" fo:country="DE"/>
    </style:style>
    <style:style style:name="P22" style:parent-style-name="Standard" style:family="paragraph">
      <style:text-properties fo:language="de" fo:country="DE"/>
    </style:style>
    <style:style style:name="P23" style:parent-style-name="Standard" style:family="paragraph">
      <style:text-properties fo:language="de" fo:country="DE"/>
    </style:style>
    <style:style style:name="P24" style:parent-style-name="Standard" style:family="paragraph">
      <style:text-properties fo:language="de" fo:country="DE"/>
    </style:style>
    <style:style style:name="P25" style:parent-style-name="Standard" style:family="paragraph">
      <style:text-properties fo:language="de" fo:country="DE"/>
    </style:style>
  </office:automatic-styles>
  <office:body>
    <office:text text:use-soft-page-breaks="true">
      <text:h text:style-name="P1" text:outline-level="1">Übungsprojekt</text:h>
      <text:p text:style-name="P2">Erstelle eine Tierheimverwaltung</text:p>
      <text:p text:style-name="Standard"><text:span text:style-name="T3">Von einem<text:s/></text:span><text:span text:style-name="T4">Tier</text:span><text:span text:style-name="T5"><text:s/>werden Aufnahmedatum(ins Tierheim) und das aktuelle Gewicht gespeichert.<text:s/></text:span><text:span text:style-name="T6"><text:line-break/></text:span><text:span text:style-name="T7">Während das Aufnahmedatum unveränderbar ist, soll das aktuelle Gewicht verändert werden können.</text:span></text:p>
      <text:p text:style-name="Standard"><text:span text:style-name="T8">Wenn ein Tier angelegt wird, muss es noch nicht gewogen worden sein…</text:span></text:p>
      <text:p text:style-name="Standard"><text:span text:style-name="T9">Ein<text:s/></text:span><text:span text:style-name="T10">Vogel</text:span><text:span text:style-name="T11"><text:s/>ist ein besonderes Tier: es wird zusätzlich die<text:s/></text:span><text:span text:style-name="T12">Flügelspannweite</text:span><text:span text:style-name="T13"><text:s/>gespeichert, damit ein passender Käfig zugeordnet werden kann.<text:s/></text:span></text:p>
      <text:p text:style-name="Standard"><text:span text:style-name="T14">Auch ein<text:s/></text:span><text:span text:style-name="T15">Hund</text:span><text:span text:style-name="T16"><text:s/>ist ein besonders Tier: er kann<text:s/></text:span><text:span text:style-name="T17">be</text:span><text:span text:style-name="T18">llen</text:span><text:span text:style-name="T19">, wobei gespeichert wird, „wie“ er bellt: „Wuff“, „Wauwau“ oder wie auch immer<text:s/></text:span><text:span text:style-name="T20">😊</text:span></text:p>
      <text:p text:style-name="Standard">Erstelle ein Klassendiagramm für diese Aufgabe am Papier!<text:span text:style-name="T21">Erstelle ein händisches Klassendiagramm.<text:s/></text:span></text:p>
      <text:p text:style-name="P22">Erstelle die notwendigen Klassen, samt Konstruktoren, Get/Set und sinnvollen Methoden.</text:p>
      <text:p text:style-name="P23">Erstelle ein Hauptprogramm, Programm, in welchem die Tiere angelegt, angezeigt, verändert und gelöscht werden können. (C,R,U,D – Create, Read, Update, Delete)</text:p>
      <text:p text:style-name="P24">Im Main werden anfangs 3 Tiere angelegt, „damit mal was da ist“</text:p>
      <text:p text:style-name="P25">Wir können die Tiere auch als CSV Speichern, und später wieder lade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rwig Macho</meta:initial-creator>
    <dc:creator>Herwig Macho</dc:creator>
    <meta:creation-date>2021-02-19T14:30:00Z</meta:creation-date>
    <dc:date>2021-02-19T14:30:00Z</dc:date>
    <meta:template xlink:href="Normal.dotm" xlink:type="simple"/>
    <meta:editing-cycles>2</meta:editing-cycles>
    <meta:editing-duration>PT0S</meta:editing-duration>
    <meta:document-statistic meta:page-count="1" meta:paragraph-count="2" meta:word-count="144" meta:character-count="1051" meta:row-count="7" meta:non-whitespace-character-count="909"/>
  </office:meta>
</office:document-meta>
</file>